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nuthPenalty.toStrin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KnuthPenalty.setP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Penalty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Penalty.isFlag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Penalty.KnuthPenalty( int w , int p , boolean f , int iBreakClass , Position pos , boolean bA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KnuthPenalty.KnuthPenalty( int w , int p , boolean f , Position pos , boolean bA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nuthPenalty.getBreak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Penalty.isPenal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Penalty.isForced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nuthPenalty.setBreakClass( int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